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7146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6" office:value-type="string">
            <text:p>Musterlösung</text:p>
          </table:table-cell>
          <table:table-cell table:style-name="ce1" office:value-type="string">
            <text:p>C04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ceil(33696325/512) = 65814 Datenblöcke werden benötigt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direkt/einfach-/zweifach-indirekt: 1+1+128=130 <text:s text:c="10"/>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65814-(10+128+128^2) = 49292 Blöcke über dreifach-indirekt. <text:s text:c="30"/>3 * 128^2 + 128 + 12--&gt;391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gesamt: 1 + 1 + 128 + 1 + 4 + 386 + 65814 + 1 Inode <text:s/>= 66336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 2</text:p>
          </table:table-cell>
          <table:table-cell table:style-name="ce8"/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Aufgabe 3 (2 Punkte)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9" office:value-type="string">
            <text:p>das Laden von Inodes wird berücksichtigt</text:p>
          </table:table-cell>
          <table:table-cell table:style-name="ce5" office:value-type="float" office:value="1">
            <text:p>1</text:p>
          </table:table-cell>
          <table:table-cell table:style-name="ce11"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der Zugriff auf Datenblöcke von Dateien wird berücksichtigt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2" office:value-type="float" office:value="1">
            <text:p>1</text:p>
          </table:table-cell>
          <table:table-cell office:value-type="string">
            <text:p>hinreichend korrekte Beschreibung der Auswirkungen von lseek() und read()/write() (insbesondere Zugriff auf Datenblöcke, die über Indirektblöcke erreicht werden)</text:p>
          </table:table-cell>
          <table:table-cell table:style-name="ce2" office:value-type="float" office:value="0.25">
            <text:p>0.25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</text:p>
          </table:table-cell>
          <table:table-cell table:style-name="ce8"/>
          <table:table-cell table:style-name="ce3" office:value-type="float" office:value="2.25">
            <text:p>2.25</text:p>
          </table:table-cell>
          <table:table-cell table:number-columns-repeated="1013"/>
        </table:table-row>
        <table:table-row table:style-name="ro8" table:number-rows-repeated="1048564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23:53:42</dc:date>
    <meta:editing-duration>PT13H58M3S</meta:editing-duration>
    <meta:editing-cycles>65</meta:editing-cycles>
    <meta:generator>LibreOffice/3.5$Linux_X86_64 LibreOffice_project/350m1$Build-2</meta:generator>
    <dc:creator>Bingo </dc:creator>
    <meta:document-statistic meta:table-count="1" meta:cell-count="30" meta:object-count="0"/>
  </office:meta>
</office:document-meta>
</file>